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style:font-name-asian="Times New Roman" fo:language="pl" fo:country="PL" style:language-asian="pl" style:country-asian="PL"/>
    </style:style>
    <style:style style:name="P2" style:parent-style-name="Normal" style:family="paragraph">
      <style:text-properties fo:language="pl" fo:country="PL"/>
    </style:style>
    <style:style style:name="P3" style:parent-style-name="Normal" style:family="paragraph">
      <style:text-properties fo:language="pl" fo:country="PL"/>
    </style:style>
    <style:style style:name="P4" style:parent-style-name="Normal" style:family="paragraph">
      <style:text-properties fo:language="pl" fo:country="PL"/>
    </style:style>
    <style:style style:name="P5" style:parent-style-name="Heading2" style:family="paragraph">
      <style:text-properties fo:language="pl" fo:country="PL"/>
    </style:style>
    <style:style style:name="P6" style:parent-style-name="Normal" style:family="paragraph">
      <style:text-properties fo:language="pl" fo:country="PL"/>
    </style:style>
    <style:style style:name="P7" style:parent-style-name="Heading2" style:family="paragraph">
      <style:text-properties fo:language="pl" fo:country="PL"/>
    </style:style>
    <style:style style:name="P8" style:parent-style-name="Heading1" style:family="paragraph">
      <style:text-properties fo:language="pl" fo:country="PL"/>
    </style:style>
    <style:style style:name="T9" style:parent-style-name="Hyperlink" style:family="text">
      <style:text-properties fo:language="pl" fo:country="PL"/>
    </style:style>
    <style:style style:name="P10" style:parent-style-name="Normal" style:family="paragraph">
      <style:text-properties fo:language="pl" fo:country="PL"/>
    </style:style>
    <style:style style:name="P11" style:parent-style-name="Normal" style:family="paragraph">
      <style:text-properties fo:language="pl" fo:country="PL"/>
    </style:style>
    <style:style style:name="P12" style:parent-style-name="Normal" style:family="paragraph">
      <style:text-properties fo:language="pl" fo:country="PL"/>
    </style:style>
    <style:style style:name="T13" style:parent-style-name="DefaultParagraphFont" style:family="text">
      <style:text-properties fo:language="pl" fo:country="PL"/>
    </style:style>
    <style:style style:name="T14" style:parent-style-name="Hyperlink" style:family="text">
      <style:text-properties fo:language="pl" fo:country="PL"/>
    </style:style>
    <style:style style:name="P15" style:parent-style-name="Normal" style:family="paragraph">
      <style:text-properties fo:language="pl" fo:country="PL"/>
    </style:style>
    <style:style style:name="P16" style:parent-style-name="Heading3" style:family="paragraph">
      <style:text-properties fo:language="pl" fo:country="PL"/>
    </style:style>
    <style:style style:name="P17" style:parent-style-name="Normal" style:family="paragraph">
      <style:text-properties fo:language="pl" fo:country="PL"/>
    </style:style>
    <style:style style:name="P18" style:parent-style-name="Heading3" style:family="paragraph">
      <style:text-properties fo:language="pl" fo:country="PL"/>
    </style:style>
    <style:style style:name="P19" style:parent-style-name="Normal" style:family="paragraph">
      <style:text-properties fo:language="pl" fo:country="PL"/>
    </style:style>
    <style:style style:name="P20" style:parent-style-name="Normal" style:family="paragraph">
      <style:text-properties fo:language="pl" fo:country="PL"/>
    </style:style>
    <style:style style:name="P21" style:parent-style-name="Normal" style:family="paragraph">
      <style:text-properties fo:language="pl" fo:country="PL"/>
    </style:style>
    <style:style style:name="P22" style:parent-style-name="Normal" style:family="paragraph">
      <style:text-properties fo:language="pl" fo:country="PL"/>
    </style:style>
    <style:style style:name="P23" style:parent-style-name="Normal" style:family="paragraph">
      <style:text-properties fo:language="pl" fo:country="PL"/>
    </style:style>
    <style:style style:name="P24" style:parent-style-name="Heading1" style:family="paragraph">
      <style:text-properties fo:language="pl" fo:country="PL"/>
    </style:style>
    <style:style style:name="P25" style:parent-style-name="Normal" style:family="paragraph">
      <style:text-properties fo:language="pl" fo:country="PL"/>
    </style:style>
    <style:style style:name="T26" style:parent-style-name="DefaultParagraphFont" style:family="text">
      <style:text-properties fo:language="pl" fo:country="PL"/>
    </style:style>
    <style:style style:name="T27" style:parent-style-name="Hyperlink" style:family="text">
      <style:text-properties fo:language="pl" fo:country="PL"/>
    </style:style>
    <style:style style:name="T28" style:parent-style-name="DefaultParagraphFont" style:family="text">
      <style:text-properties fo:language="pl" fo:country="PL"/>
    </style:style>
    <style:style style:name="P29" style:parent-style-name="Normal" style:family="paragraph">
      <style:text-properties fo:language="pl" fo:country="PL"/>
    </style:style>
    <style:style style:name="P30" style:parent-style-name="Heading2" style:family="paragraph">
      <style:text-properties fo:language="pl" fo:country="PL"/>
    </style:style>
    <style:style style:name="P31" style:parent-style-name="Normal" style:family="paragraph">
      <style:text-properties fo:language="pl" fo:country="PL"/>
    </style:style>
    <style:style style:name="P32" style:parent-style-name="Heading2" style:family="paragraph">
      <style:text-properties fo:language="pl" fo:country="PL"/>
    </style:style>
    <style:style style:name="P33" style:parent-style-name="Normal" style:family="paragraph">
      <style:text-properties fo:language="pl" fo:country="PL"/>
    </style:style>
    <style:style style:name="P34" style:parent-style-name="Normal" style:family="paragraph">
      <style:text-properties fo:language="pl" fo:country="PL"/>
    </style:style>
    <style:style style:name="P35" style:parent-style-name="Normal" style:family="paragraph">
      <style:text-properties fo:language="pl" fo:country="PL"/>
    </style:style>
    <style:style style:name="P36" style:parent-style-name="Heading2" style:family="paragraph">
      <style:text-properties fo:language="pl" fo:country="PL"/>
    </style:style>
    <style:style style:name="P37" style:parent-style-name="Normal" style:family="paragraph">
      <style:text-properties fo:language="pl" fo:country="PL"/>
    </style:style>
    <style:style style:name="P38" style:parent-style-name="Normal" style:family="paragraph">
      <style:text-properties fo:language="pl" fo:country="PL"/>
    </style:style>
    <style:style style:name="P39" style:parent-style-name="Normal" style:family="paragraph">
      <style:text-properties fo:language="pl" fo:country="PL"/>
    </style:style>
    <style:style style:name="P40" style:parent-style-name="Normal" style:family="paragraph">
      <style:text-properties fo:language="pl" fo:country="PL"/>
    </style:style>
    <style:style style:name="P41" style:parent-style-name="Heading2" style:family="paragraph">
      <style:text-properties fo:language="pl" fo:country="PL"/>
    </style:style>
    <style:style style:name="P42" style:parent-style-name="Normal" style:family="paragraph">
      <style:text-properties fo:language="pl" fo:country="PL"/>
    </style:style>
    <style:style style:name="P43" style:parent-style-name="Normal" style:family="paragraph">
      <style:text-properties fo:language="pl" fo:country="PL"/>
    </style:style>
    <style:style style:name="P44" style:parent-style-name="Heading2" style:family="paragraph">
      <style:text-properties fo:language="pl" fo:country="PL"/>
    </style:style>
    <style:style style:name="P45" style:parent-style-name="Normal" style:family="paragraph">
      <style:text-properties fo:language="pl" fo:country="PL"/>
    </style:style>
    <style:style style:name="P46" style:parent-style-name="Normal" style:family="paragraph">
      <style:text-properties fo:language="pl" fo:country="PL"/>
    </style:style>
    <style:style style:name="P47" style:parent-style-name="Normal" style:family="paragraph">
      <style:text-properties fo:language="pl" fo:country="PL"/>
    </style:style>
    <style:style style:name="P48" style:parent-style-name="Normal" style:family="paragraph">
      <style:text-properties fo:language="pl" fo:country="PL"/>
    </style:style>
    <style:style style:name="P49" style:parent-style-name="Normal" style:family="paragraph">
      <style:text-properties fo:language="pl" fo:country="PL"/>
    </style:style>
    <style:style style:name="P50" style:parent-style-name="Normal" style:family="paragraph">
      <style:text-properties fo:language="pl" fo:country="PL"/>
    </style:style>
    <style:style style:name="P51" style:parent-style-name="Normal" style:family="paragraph">
      <style:text-properties fo:language="pl" fo:country="PL"/>
    </style:style>
    <style:style style:name="P52" style:parent-style-name="Normal" style:family="paragraph">
      <style:text-properties fo:language="pl" fo:country="PL"/>
    </style:style>
    <style:style style:name="P53" style:parent-style-name="Normal" style:family="paragraph">
      <style:text-properties fo:language="pl" fo:country="PL"/>
    </style:style>
    <style:style style:name="P54" style:parent-style-name="Normal" style:family="paragraph">
      <style:text-properties fo:language="pl" fo:country="PL"/>
    </style:style>
    <style:style style:name="P55" style:parent-style-name="Normal" style:family="paragraph">
      <style:text-properties fo:language="pl" fo:country="PL"/>
    </style:style>
    <style:style style:name="T56" style:parent-style-name="DefaultParagraphFont" style:family="text">
      <style:text-properties fo:language="pl" fo:country="PL"/>
    </style:style>
  </office:automatic-styles>
  <office:body>
    <office:text text:use-soft-page-breaks="true">
      <text:p text:style-name="P1">WebGL tutorial</text:p>
      <text:p text:style-name="P2">WebGL umożliwia treściom internetowym używanie interfejsu API opartego na OpenGL ES 2.0 do renderowania 3D w HTML &lt;canvas&gt; w przeglądarkach, które go obsługują, bez użycia wtyczek.<text:s/></text:p>
      <text:p text:style-name="P3">Programy WebGL składają się z kodu sterującego napisanego w języku JavaScript oraz kodu efektów specjalnych (kod modułu cieniującego<text:s/>– shader code), który jest wykonywany na komputerowej jednostce przetwarzania grafiki (GPU). Elementy WebGL można mieszać z innymi elementami HTML i łączyć z innymi częściami strony lub tłem strony.</text:p>
      <text:p text:style-name="P4">W tym samouczku opisano, jak używać elementu &lt;canvas&gt; do rysowania grafiki WebGL, zaczynając od podstaw. Przedstawione przykłady powinny dać ci kilka jasnych pomysłów, co możesz zrobić z WebGL i zawierają fragmenty kodu, które mogą pomóc ci rozpocząć tworzenie własnej treści.</text:p>
      <text:h text:style-name="P5" text:outline-level="2">Zanim zaczniesz.</text:h>
      <text:p text:style-name="P6">Korzystanie z elementu &lt;canvas&gt; nie jest trudne, ale potrzebujesz podstawowej znajomości HTML i JavaScript. Element &lt;canvas&gt; i WebGL nie są obsługiwane w niektórych starszych przeglądarkach, ale są obsługiwane w najnowszych wersjach wszystkich głównych przeglądarek. Do rysowania grafiki na płótnie używamy obiektu kontekstowego JavaScript, który tworzy grafikę w locie.</text:p>
      <text:h text:style-name="P7" text:outline-level="2">W tym samouczku.<text:s/></text:h>
      <text:h text:style-name="P8" text:outline-level="1">Pierwsze kroki z WebGL</text:h>
      <text:p text:style-name="Normal"><text:a xlink:href="https://github.com/marcocollander/javascript-exercises/tree/main/webgl/getstarted" office:target-frame-name="_top" xlink:show="replace"><text:span text:style-name="T9">https://github.com/marcocollander/javascript-exercises/tree/main/webgl/getstarted</text:span></text:a></text:p>
      <text:p text:style-name="P10">Jak ustawić kontekst WebGL.</text:p>
      <text:p text:style-name="P11">WebGL umożliwia treściom internetowym korzystanie z interfejsu API opartego na OpenGL ES 2.0 w celu renderowania 2D i 3D w kanwie HTML w przeglądarkach, które go obsługują, bez użycia wtyczek. Programy WebGL składają się z kodu sterującego napisanego w języku JavaScript i kodu modułu cieniującego (GLSL), który jest wykonywany na jednostce przetwarzania grafiki (GPU) komputera. Elementy WebGL można mieszać z innymi elementami HTML i łączyć z innymi częściami strony lub tłem strony.</text:p>
      <text:p text:style-name="P12">Ten artykuł wprowadzi Cię w podstawy korzystania z WebGL. Zakłada się, że już rozumiesz matematykę związaną z grafiką 3D, a ten artykuł nie ma na celu udawania, że ​​sam próbuje cię nauczyć koncepcji grafiki 3D.</text:p>
      <text:p text:style-name="Normal"><text:span text:style-name="T13">Przykłady kodu w tym samouczku można również znaleźć w repozytorium<text:s/></text:span><text:a xlink:href="https://github.com/mdn/webgl-examples/tree/gh-pages/tutorial" office:target-frame-name="_top" xlink:show="replace"><text:span text:style-name="T14">webgl-examples na github</text:span></text:a></text:p>
      <text:p text:style-name="P15">Warto tutaj zauważyć, że ta seria artykułów przedstawia sam WebGL; jednak istnieje wiele dostępnych frameworków, które obejmują możliwości WebGL, ułatwiając tworzenie aplikacji i gier 3D, takich jak THREE.js i BABYLON.js.</text:p>
      <text:h text:style-name="P16" text:outline-level="3">Przygotowanie do renderowania w 3D</text:h>
      <text:p text:style-name="P17">Pierwszą rzeczą, której potrzebujesz, aby używać WebGL do renderowania, jest płótno<text:s/>(&lt;canvas&gt;&lt;/canvas&gt;</text:p>
      <text:soft-page-break/>
      <text:h text:style-name="P18" text:outline-level="3">Przygotowanie kontekstu WebGL</text:h>
      <text:p text:style-name="P19">Funkcja main () w naszym kodzie JavaScript jest wywoływana podczas ładowania skryptu. Jego celem jest ustawienie kontekstu WebGL i rozpoczęcie renderowania treści.</text:p>
      <text:p text:style-name="P20">Pierwszą rzeczą, jaką tutaj robimy, jest uzyskanie odniesienia do płótna, przypisanie go do zmiennej o nazwie canvas.</text:p>
      <text:p text:style-name="P21">Gdy mamy już płótno, próbujemy uzyskać dla niego WebGLRenderingContext, wywołując metodę getContext () i przekazując jej ciąg „webgl”. Jeśli przeglądarka nie obsługuje WebGL, getContext () zwróci wartość null. W takim przypadku wyświetlamy komunikat użytkownikowi i kończymy pracę.</text:p>
      <text:p text:style-name="P22">Jeśli kontekst zostanie pomyślnie zainicjowany, zmienna gl jest naszym odniesieniem do niego. W tym przypadku ustawiamy czysty kolor na czarny i usuwamy kontekst na ten kolor (przerysowanie płótna kolorem tła).</text:p>
      <text:p text:style-name="P23">W tym momencie masz wystarczająco dużo kodu, aby kontekst WebGL został pomyślnie zainicjowany, i powinieneś skończyć z dużym czarnym, pustym pudełkiem, gotowym i czekającym na otrzymanie treści.</text:p>
      <text:h text:style-name="P24" text:outline-level="1">Dodawanie treści 2D do kontekstu WebGL</text:h>
      <text:p text:style-name="P25">Po pomyślnym utworzeniu kontekstu WebGL możesz rozpocząć renderowanie w nim. Prostą rzeczą, jaką możemy zrobić, to narysować prostą kwadratową płaszczyznę bez tekstury, więc zacznijmy od tego, budując kod, aby narysować kwadratową płaszczyznę.</text:p>
      <text:p text:style-name="Normal"><text:span text:style-name="T26">Kompletny kod źródłowy tego projektu jest<text:s/></text:span><text:a xlink:href="https://github.com/mdn/webgl-examples/tree/gh-pages/tutorial/sample2" office:target-frame-name="_top" xlink:show="replace"><text:span text:style-name="T27">dostępny na GitHub</text:span></text:a><text:span text:style-name="T28">.</text:span></text:p>
      <text:p text:style-name="P29">Ten projekt używa biblioteki glMatrix do wykonywania operacji na macierzach, więc będziesz musiał to uwzględnić w swoim projekcie. Ładujemy kopię z CDN w &lt;head&gt; naszego HTML</text:p>
      <text:h text:style-name="P30" text:outline-level="2">Rysowanie sceny</text:h>
      <text:p text:style-name="P31">Najważniejszą rzeczą do zrozumienia przed rozpoczęciem jest to, że chociaż renderujemy tylko kwadratowy obiekt w tym przykładzie, nadal rysujemy w przestrzeni 3D. Po prostu rysujemy kwadrat i umieszczamy go bezpośrednio przed kamerą prostopadle do kierunku widoku. Musimy zdefiniować shadery, które stworzą kolor dla naszej prostej sceny, a także narysują nasz obiekt. Pozwoli to ustalić, jak kwadratowa płaszczyzna pojawia się na ekranie.</text:p>
      <text:h text:style-name="P32" text:outline-level="2">Shadery</text:h>
      <text:p text:style-name="P33">Shader to program napisany przy użyciu języka OpenGL ES Shading Language (GLSL), który pobiera informacje o wierzchołkach tworzących kształt i generuje dane potrzebne do renderowania pikseli na ekranie: a mianowicie, pozycje pikseli i ich zabarwienie.</text:p>
      <text:p text:style-name="P34">Podczas rysowania zawartości WebGL działają dwie funkcje modułu cieniującego: Vertex Shader i Fragment Shader. Piszesz je w GLSL i przekazujesz tekst kodu do WebGL w celu skompilowania do wykonania na GPU. Zestaw modułów cieniujących wierzchołków i fragmentów(vertex and fragment shader)<text:s/>nazywany jest programem cieniującym(shader program)</text:p>
      <text:p text:style-name="P35">Rzućmy okiem na dwa typy shaderów, mając na uwadze przykład rysowania kształtu 2D w kontekście WebGL.</text:p>
      <text:soft-page-break/>
      <text:h text:style-name="P36" text:outline-level="2">Vertex Shader</text:h>
      <text:p text:style-name="P37">Za każdym razem, gdy kształt jest renderowany, Vertex Shader jest uruchamiany dla każdego wierzchołka w kształcie. Jego zadaniem jest przekształcenie wejściowego wierzchołka z oryginalnego układu współrzędnych do układu współrzędnych przestrzeni obcinania używanego przez WebGL, w którym każda oś ma zakres od -1,0 do 1,0, niezależnie od współczynnika proporcji, rzeczywistego rozmiaru lub innych czynników.</text:p>
      <text:p text:style-name="P38">Vertex Shader musi wykonać potrzebne transformacje na pozycji wierzchołka, dokonać wszelkich innych korekt lub obliczeń, które musi wykonać na podstawie każdego wierzchołka, a następnie zwrócić przekształcony wierzchołek, zapisując go w specjalnej zmiennej dostarczonej przez GLSL, zwanej gl_Position.</text:p>
      <text:p text:style-name="P39">Vertex Shader może, w razie potrzeby, również wykonywać takie czynności, jak określanie współrzędnych w fakturze tekselu, aby zastosować do wierzchołka, zastosować normalne, aby określić współczynnik oświetlenia, który należy zastosować do wierzchołka, i tak dalej. Informacje te mogą być następnie przechowywane w postaci różnych atrybutów lub atrybutów, które mają być udostępnione modułowi cieniującemu fragmenty.</text:p>
      <text:p text:style-name="P40">Nasz Vertex Shader poniżej otrzymuje wartości pozycji wierzchołków z atrybutu, który zdefiniowaliśmy o nazwie aVertexPosition. Ta pozycja jest następnie mnożona przez dwie dostarczone przez nas macierze 4x4 o nazwach uProjectionMatrix i uModelViewMatrix; gl_Position jest ustawiana na wynik. Aby uzyskać więcej informacji na temat projekcji i innych macierzy, przydatny może być ten artykuł.</text:p>
      <text:h text:style-name="P41" text:outline-level="2">Fragment Shader</text:h>
      <text:p text:style-name="P42">Fragment Shader jest wywoływany raz dla każdego piksela na każdym rysowanym kształcie, po przetworzeniu wierzchołków kształtu przez Vertex Shader. Jego zadaniem jest określenie koloru tego piksela poprzez ustalenie, który teksel (to znaczy piksel z tekstury kształtu) zastosować do piksela, uzyskanie koloru tego tekselu, a następnie zastosowanie odpowiedniego oświetlenia do koloru. Kolor jest następnie zwracany do warstwy WebGL poprzez przechowywanie go w specjalnej zmiennej gl_FragColor. Kolor ten jest następnie rysowany na ekranie we właściwej pozycji dla odpowiedniego piksela kształtu.</text:p>
      <text:p text:style-name="P43">W tym przypadku za każdym razem zwracamy kolor biały, ponieważ po prostu rysujemy biały kwadrat bez użycia oświetlenia.</text:p>
      <text:h text:style-name="P44" text:outline-level="2">Inicjalizacja shaderów</text:h>
      <text:p text:style-name="P45">Teraz, gdy zdefiniowaliśmy dwa shadery, musimy przekazać je do WebGL, skompilować i połączyć ze sobą. Poniższy kod tworzy dwa moduły cieniujące, wywołując funkcję loadShader (), przekazując typ i źródło modułu cieniującego. Następnie tworzy program, dołącza shadery i łączy je ze sobą. Jeśli kompilacja lub linkowanie nie powiedzie się, kod wyświetla aler</text:p>
      <text:p text:style-name="P46">Funkcja loadShader () przyjmuje jako dane wejściowe kontekst WebGL, typ modułu cieniującego i kod źródłowy, a następnie tworzy i kompiluje moduł cieniujący w następujący sposób:</text:p>
      <text:p text:style-name="P47"/>
      <text:p text:style-name="P48"><text:s text:c="5"/>Nowy moduł cieniujący jest tworzony przez wywołanie funkcji gl.createShader ().</text:p>
      <text:soft-page-break/>
      <text:p text:style-name="P49"><text:s text:c="5"/>Kod źródłowy modułu cieniującego jest wysyłany do modułu cieniującego przez wywołanie funkcji gl.shaderSource ().</text:p>
      <text:p text:style-name="P50"><text:s text:c="5"/>Gdy moduł cieniujący ma już kod źródłowy, jest kompilowany przy użyciu funkcji gl.compileShader ().</text:p>
      <text:p text:style-name="P51"><text:s text:c="5"/>Aby upewnić się, że moduł cieniujący został pomyślnie skompilowany, sprawdzany jest parametr modułu cieniującego gl.COMPILE_STATUS. Aby uzyskać jego wartość, wywołujemy gl.getShaderParameter (), określając moduł cieniujący i nazwę parametru, który chcemy sprawdzić (gl.COMPILE_STATUS). Jeśli to nieprawda, wiemy, że moduł cieniujący nie mógł się skompilować, więc pokaż alert z informacjami dziennika uzyskanymi z kompilatora za pomocą funkcji gl.getShaderInfoLog (), a następnie usuń moduł cieniujący i zwróć wartość null, aby wskazać niepowodzenie ładowania modułu cieniującego.</text:p>
      <text:p text:style-name="P52"><text:s text:c="5"/>Jeśli moduł cieniujący został załadowany i pomyślnie skompilowany, skompilowany moduł cieniujący jest zwracany do obiektu wywołującego.</text:p>
      <text:p text:style-name="P53"/>
      <text:p text:style-name="P54">Aby użyć tego kodu, nazywamy to tak</text:p>
      <text:p text:style-name="P55"/>
      <text:p text:style-name="Normal"><text:span text:style-name="T56">Po utworzeniu programu cieniującego musimy sprawdzić lokalizacje przypisane przez WebGL do naszych danych wejściowych. W tym przypadku mamy jeden atrybut i dwa mundury. Atrybuty otrzymują wartości z buforów. Każda iteracja Vertex Shadera otrzymuje następną wartość z bufora przypisanego do tego atrybutu. Mundury są podobne do zmiennych globalnych JavaScript. Pozostają te same wartości dla wszystkich iteracji modułu cieniującego. Ponieważ atrybut i jednolite lokalizacje są specyficzne dla pojedynczego programu cieniującego, będziemy przechowywać je razem, aby ułatwić ich przekazywani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ubuc, Zenon</meta:initial-creator>
    <dc:creator>Raubuc, Zenon</dc:creator>
    <meta:creation-date>2020-12-22T19:45:00Z</meta:creation-date>
    <dc:date>2020-12-22T22:14:00Z</dc:date>
    <meta:template xlink:href="Normal" xlink:type="simple"/>
    <meta:editing-cycles>2</meta:editing-cycles>
    <meta:editing-duration>PT8940S</meta:editing-duration>
    <meta:document-statistic meta:page-count="4" meta:paragraph-count="19" meta:word-count="1417" meta:character-count="9903" meta:row-count="70" meta:non-whitespace-character-count="8505"/>
  </office:meta>
</office:document-meta>
</file>